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3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4" style:family="paragraph" style:parent-style-name="Text_20_body">
      <style:text-properties officeooo:paragraph-rsid="16cfedf3"/>
    </style:style>
    <style:style style:name="P15" style:family="paragraph" style:parent-style-name="Text_20_body">
      <style:text-properties officeooo:rsid="3adb7245" officeooo:paragraph-rsid="16cfedf3"/>
    </style:style>
    <style:style style:name="P16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7" style:family="paragraph" style:parent-style-name="Text_20_body">
      <style:text-properties officeooo:rsid="3adb7245" officeooo:paragraph-rsid="16d19975"/>
    </style:style>
    <style:style style:name="P18" style:family="paragraph" style:parent-style-name="Text_20_body">
      <style:text-properties officeooo:rsid="3a6d95a0" officeooo:paragraph-rsid="16cfedf3"/>
    </style:style>
    <style:style style:name="P19" style:family="paragraph" style:parent-style-name="Text_20_body">
      <style:text-properties officeooo:rsid="3a6d95a0" officeooo:paragraph-rsid="16d19975"/>
    </style:style>
    <style:style style:name="P20" style:family="paragraph" style:parent-style-name="Text_20_body">
      <style:text-properties officeooo:rsid="3ada9da4" officeooo:paragraph-rsid="16cfedf3"/>
    </style:style>
    <style:style style:name="P21" style:family="paragraph" style:parent-style-name="Text_20_body">
      <style:text-properties officeooo:rsid="3ada9da4" officeooo:paragraph-rsid="16d19975"/>
    </style:style>
    <style:style style:name="P22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3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4" style:family="paragraph" style:parent-style-name="Text_20_body">
      <style:text-properties officeooo:rsid="16bcf6a6" officeooo:paragraph-rsid="16bcf6a6"/>
    </style:style>
    <style:style style:name="P25" style:family="paragraph" style:parent-style-name="Text_20_body">
      <style:text-properties officeooo:rsid="16d5a7f1" officeooo:paragraph-rsid="16d5a7f1"/>
    </style:style>
    <style:style style:name="P26" style:family="paragraph" style:parent-style-name="Text_20_body">
      <style:text-properties officeooo:rsid="16d9016f" officeooo:paragraph-rsid="16d9016f"/>
    </style:style>
    <style:style style:name="P27" style:family="paragraph" style:parent-style-name="Text_20_body">
      <style:text-properties officeooo:rsid="16daf3d3" officeooo:paragraph-rsid="16daf3d3"/>
    </style:style>
    <style:style style:name="P28" style:family="paragraph" style:parent-style-name="Text_20_body">
      <style:text-properties officeooo:rsid="16de0ef5" officeooo:paragraph-rsid="16de0ef5"/>
    </style:style>
    <style:style style:name="P29" style:family="paragraph" style:parent-style-name="Text_20_body">
      <style:text-properties officeooo:rsid="16de5be7" officeooo:paragraph-rsid="16de5be7"/>
    </style:style>
    <style:style style:name="P30" style:family="paragraph" style:parent-style-name="Text_20_body">
      <style:text-properties officeooo:rsid="16de5be7" officeooo:paragraph-rsid="16e0ee99"/>
    </style:style>
    <style:style style:name="P31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2" style:family="paragraph" style:parent-style-name="Text_20_body">
      <style:text-properties officeooo:rsid="16e5540f" officeooo:paragraph-rsid="16e5540f"/>
    </style:style>
    <style:style style:name="P33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4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5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36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37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38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0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1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2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3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4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5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46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47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48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49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0" style:family="paragraph" style:parent-style-name="Text_20_body">
      <style:text-properties officeooo:rsid="1705ad98" officeooo:paragraph-rsid="1705ad98"/>
    </style:style>
    <style:style style:name="P51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2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3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4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55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56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57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58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59" style:family="paragraph" style:parent-style-name="Text_20_body">
      <style:paragraph-properties fo:text-align="start" style:justify-single-word="false"/>
      <style:text-properties officeooo:paragraph-rsid="171de657"/>
    </style:style>
    <style:style style:name="P60" style:family="paragraph" style:parent-style-name="Text_20_body">
      <style:paragraph-properties fo:text-align="start" style:justify-single-word="false"/>
      <style:text-properties officeooo:paragraph-rsid="16eccd50"/>
    </style:style>
    <style:style style:name="P61" style:family="paragraph" style:parent-style-name="Text_20_body">
      <style:paragraph-properties fo:text-align="start" style:justify-single-word="false"/>
      <style:text-properties officeooo:paragraph-rsid="17307886"/>
    </style:style>
    <style:style style:name="P62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3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64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5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66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67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68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69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0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1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2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3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4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75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76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77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78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79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0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1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2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3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84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85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86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87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88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89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0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91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2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93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94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95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96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97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98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99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00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01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2" style:family="paragraph" style:parent-style-name="Text_20_body">
      <style:text-properties fo:language="cs" fo:country="CZ" officeooo:rsid="170b13dd" officeooo:paragraph-rsid="170b13dd"/>
    </style:style>
    <style:style style:name="P103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04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05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06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07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08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09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10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1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12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13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14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15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16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17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18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19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20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21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22" style:family="paragraph" style:parent-style-name="Text_20_body">
      <style:paragraph-properties fo:text-align="start" style:justify-single-word="false"/>
      <style:text-properties officeooo:rsid="1754a982" officeooo:paragraph-rsid="1754a982"/>
    </style:style>
    <style:style style:name="P123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124" style:family="paragraph" style:parent-style-name="Text_20_body">
      <style:paragraph-properties fo:text-align="start" style:justify-single-word="false"/>
      <style:text-properties officeooo:rsid="1757ecb5" officeooo:paragraph-rsid="1757ecb5"/>
    </style:style>
    <style:style style:name="P125" style:family="paragraph" style:parent-style-name="Text_20_body">
      <style:paragraph-properties fo:text-align="start" style:justify-single-word="false"/>
      <style:text-properties officeooo:rsid="1758c68f" officeooo:paragraph-rsid="1758c68f"/>
    </style:style>
    <style:style style:name="P126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27" style:family="paragraph" style:parent-style-name="Text_20_body">
      <style:paragraph-properties fo:text-align="start" style:justify-single-word="false"/>
      <style:text-properties officeooo:rsid="1759c83e" officeooo:paragraph-rsid="1759c83e"/>
    </style:style>
    <style:style style:name="P128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29" style:family="paragraph" style:parent-style-name="Text_20_body">
      <style:paragraph-properties fo:text-align="start" style:justify-single-word="false"/>
      <style:text-properties officeooo:rsid="175bc4d1" officeooo:paragraph-rsid="175bc4d1"/>
    </style:style>
    <style:style style:name="P130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131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32" style:family="paragraph" style:parent-style-name="Text_20_body">
      <style:paragraph-properties fo:text-align="start" style:justify-single-word="false"/>
      <style:text-properties officeooo:rsid="17507774" officeooo:paragraph-rsid="175bc4d1"/>
    </style:style>
    <style:style style:name="P133" style:family="paragraph" style:parent-style-name="Text_20_body">
      <style:paragraph-properties fo:text-align="start" style:justify-single-word="false"/>
      <style:text-properties officeooo:rsid="175d0483" officeooo:paragraph-rsid="175d0483"/>
    </style:style>
    <style:style style:name="P134" style:family="paragraph" style:parent-style-name="Text_20_body">
      <style:paragraph-properties fo:text-align="start" style:justify-single-word="false"/>
      <style:text-properties officeooo:rsid="175dc321" officeooo:paragraph-rsid="175dc321"/>
    </style:style>
    <style:style style:name="P135" style:family="paragraph" style:parent-style-name="Text_20_body">
      <style:text-properties officeooo:rsid="16e0ee99" officeooo:paragraph-rsid="16e0ee99"/>
    </style:style>
    <style:style style:name="P136" style:family="paragraph" style:parent-style-name="Text_20_body">
      <style:text-properties officeooo:rsid="175e90fc" officeooo:paragraph-rsid="175e90fc"/>
    </style:style>
    <style:style style:name="P137" style:family="paragraph" style:parent-style-name="Text_20_body">
      <style:text-properties officeooo:rsid="175e90fc" officeooo:paragraph-rsid="1760e2e6"/>
    </style:style>
    <style:style style:name="P138" style:family="paragraph" style:parent-style-name="Text_20_body">
      <style:text-properties officeooo:paragraph-rsid="175e90fc"/>
    </style:style>
    <style:style style:name="P139" style:family="paragraph" style:parent-style-name="Heading_20_1">
      <style:text-properties officeooo:paragraph-rsid="16ce184b"/>
    </style:style>
    <style:style style:name="P140" style:family="paragraph" style:parent-style-name="Heading_20_1">
      <style:text-properties officeooo:rsid="16bcf6a6" officeooo:paragraph-rsid="16bcf6a6"/>
    </style:style>
    <style:style style:name="P141" style:family="paragraph" style:parent-style-name="Text_20_body" style:master-page-name="Standard">
      <style:paragraph-properties style:page-number="auto"/>
      <style:text-properties officeooo:paragraph-rsid="16cfedf3"/>
    </style:style>
    <style:style style:name="P142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143" style:family="paragraph" style:parent-style-name="Text_20_body">
      <style:paragraph-properties fo:text-align="start" style:justify-single-word="false"/>
      <style:text-properties officeooo:rsid="16a5a98e" officeooo:paragraph-rsid="176617b2"/>
    </style:style>
    <style:style style:name="P144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145" style:family="paragraph" style:parent-style-name="Text_20_body">
      <style:paragraph-properties fo:text-align="start" style:justify-single-word="false"/>
      <style:text-properties officeooo:rsid="176617b2" officeooo:paragraph-rsid="176617b2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  <style:style style:name="T60" style:family="text">
      <style:text-properties officeooo:rsid="174eb2c4"/>
    </style:style>
    <style:style style:name="T61" style:family="text">
      <style:text-properties officeooo:rsid="16fd8865"/>
    </style:style>
    <style:style style:name="T62" style:family="text">
      <style:text-properties officeooo:rsid="1760e2e6"/>
    </style:style>
    <style:style style:name="T63" style:family="text">
      <style:text-properties officeooo:rsid="16acca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4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4"><text:a xlink:type="simple" xlink:href="https://context.reverso.net/translation/hebrew-english/כָּאוֹס" text:style-name="Internet_20_link" text:visited-style-name="Visited_20_Internet_20_Link">https://context.reverso.net/translation/hebrew-english/%D7%9B%D6%BC%D6%B8%D7%90%D7%95%D6%B9%D7%A1</text:a></text:p>
      <text:p text:style-name="P28">TODO: <text:span text:style-name="T25">Era Solren </text:span>(otevírací formule magické truhly v Opuštěné pevnosti) (věčnost cosi): <text:span text:style-name="T37">Patach tevah (truhlo, otevři se!)</text:span></text:p>
      <text:p text:style-name="P14"/>
      <text:p text:style-name="P18">TODO (kouzlené formule):</text:p>
      <text:p text:style-name="P18">Ohnivá <text:span text:style-name="T15">střela</text:span>: <text:span text:style-name="T16">Eš (oheň) týl (střela)</text:span></text:p>
      <text:p text:style-name="P20">Kulový blesk: <text:span text:style-name="T16">Nešef (koule) bárak</text:span></text:p>
      <text:p text:style-name="P20">Pomalý pád: <text:span text:style-name="T17">Itij (pomalý) mapal (pád)</text:span></text:p>
      <text:p text:style-name="P20">Přenos myšlenek: <text:span text:style-name="T18">Hávarah (transfer) chašav (thought)</text:span></text:p>
      <text:p text:style-name="P14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0">Uzdrav zranění: <text:span text:style-name="T19">Hivrij (heal, cure) petza (wound) </text:span></text:p>
      <text:p text:style-name="P15">Výboj (to je nejspíš černý blesk, ale whatever): <text:span text:style-name="T19">Šichrur</text:span></text:p>
      <text:p text:style-name="P15">Vzplanutí: <text:span text:style-name="T12">Kvidžah</text:span></text:p>
      <text:p text:style-name="P50"><text:span text:style-name="T12">P</text:span><text:span text:style-name="T11">rotoplasma: Makor (zdroj) refeš (sliz)</text:span></text:p>
      <text:h text:style-name="Heading_20_1" text:outline-level="1">Množné číslo</text:h>
      <text:p text:style-name="P102">- přidat na konec slova -im. (Ot je písmeno nebo runa, otim jsou runy).</text:p>
      <text:p text:style-name="P102">(Tohle asi v hebrejštině funguje jen pro podstatná jména ženského rodu, ale to asi nebudu řešit)</text:p>
      <text:h text:style-name="P139" text:outline-level="1">Slovník</text:h>
      <text:p text:style-name="P38">Blesk – <text:span text:style-name="T20">Bárak</text:span></text:p>
      <text:p text:style-name="P96">Bouře – Sufah</text:p>
      <text:p text:style-name="P40">Beranidlo – Zelokvah</text:p>
      <text:p text:style-name="P79">Bílý – Lavan</text:p>
      <text:p text:style-name="P61"><text:span text:style-name="T51">Čepel – </text:span><text:span text:style-name="T46">T</text:span><text:span text:style-name="T47">araf</text:span></text:p>
      <text:p text:style-name="P55">Dech – <text:span text:style-name="T36">Nišima</text:span></text:p>
      <text:p text:style-name="P56">Detekovat – Gilah</text:p>
      <text:p text:style-name="P126">Déšť – Gešem</text:p>
      <text:p text:style-name="P127">Děs - Ejmah</text:p>
      <text:p text:style-name="P131">Dlouhý – Aruk</text:p>
      <text:p text:style-name="P133">Doupě <text:span text:style-name="T55">– </text:span>Murah</text:p>
      <text:p text:style-name="P129">Drak <text:span text:style-name="T55">– </text:span>Mir<text:span text:style-name="T11">šát</text:span></text:p>
      <text:p text:style-name="P132">Drtivý <text:span text:style-name="T55">–</text:span> Mochetz</text:p>
      <text:p text:style-name="P34">Duše – Ne<text:span text:style-name="T38">f</text:span>e<text:span text:style-name="T38">š</text:span></text:p>
      <text:p text:style-name="P68">Duplikát – Hetek</text:p>
      <text:p text:style-name="P116">Dvojník <text:span text:style-name="T37">–</text:span> Kefel</text:p>
      <text:p text:style-name="P36">Dýka – Pygion</text:p>
      <text:p text:style-name="P37">Dým - Ašan</text:p>
      <text:p text:style-name="P123"><text:span text:style-name="T20">Věčnost</text:span> – <text:span text:style-name="T35">Olam</text:span></text:p>
      <text:p text:style-name="P124"><text:soft-page-break/>Golem - Golém</text:p>
      <text:p text:style-name="P88">Had – Nachaš</text:p>
      <text:p text:style-name="P73">Hladina – Šetah</text:p>
      <text:p text:style-name="P8">Hojit, <text:span text:style-name="T36">Léčit</text:span> – <text:span text:style-name="T36">Efel</text:span></text:p>
      <text:p text:style-name="P72">Huňáč – </text:p>
      <text:p text:style-name="P121">Hypnóza – <text:span text:style-name="T52">Hipnut</text:span></text:p>
      <text:p text:style-name="P122">Chaos - Yšeder</text:p>
      <text:p text:style-name="P73">Chůze – Halijkah</text:p>
      <text:p text:style-name="P59"><text:span text:style-name="T42">I</text:span><text:span text:style-name="T43">luze</text:span><text:span text:style-name="T49"> – Ašlajah</text:span></text:p>
      <text:p text:style-name="P34">Jasný – Zoher</text:p>
      <text:p text:style-name="P5">Jed – <text:span text:style-name="T34">Eres</text:span></text:p>
      <text:p text:style-name="P39">Koule – <text:span text:style-name="T16">Nešef</text:span></text:p>
      <text:p text:style-name="P84">Kouzlo – Kišuf</text:p>
      <text:p text:style-name="P47">Král – Melech</text:p>
      <text:p text:style-name="P48">Krev – Dam</text:p>
      <text:p text:style-name="P76">Lazebník – Sapar</text:p>
      <text:p text:style-name="P87">Lano – Ševel</text:p>
      <text:p text:style-name="P119">Led – Kerach</text:p>
      <text:p text:style-name="P120">Let <text:span text:style-name="T61">– </text:span>Tisah</text:p>
      <text:p text:style-name="P55">Lektvar – <text:span text:style-name="T24">Miškal</text:span></text:p>
      <text:p text:style-name="P80">Levitace – Rišef</text:p>
      <text:p text:style-name="P43"><text:soft-page-break/>Léčit, <text:span text:style-name="T36">Hojit</text:span> – Efel</text:p>
      <text:p text:style-name="P44">Magie – Kesem</text:p>
      <text:p text:style-name="P44">Magický – Kasum</text:p>
      <text:p text:style-name="P103"><text:span text:style-name="T54">M</text:span>etamorfóza – *Šinuj tzurah*</text:p>
      <text:p text:style-name="P100">Mimoprostor – Míver chalal</text:p>
      <text:p text:style-name="P92">Minulost – Avar</text:p>
      <text:p text:style-name="P113">Mistr – Adon</text:p>
      <text:p text:style-name="P114">Mluvit <text:span text:style-name="T59">–</text:span> Diber</text:p>
      <text:p text:style-name="P95">Mrak – Anan</text:p>
      <text:p text:style-name="P93">Mráz – Karah</text:p>
      <text:p text:style-name="P64">Myšlenka – <text:span text:style-name="T21">Chašav</text:span></text:p>
      <text:p text:style-name="P115">Mrtvý <text:span text:style-name="T59">–</text:span> Met</text:p>
      <text:p text:style-name="P105">Najít – Matza</text:p>
      <text:p text:style-name="P106">Naplň <text:span text:style-name="T56">–</text:span> Mala</text:p>
      <text:p text:style-name="P107">Návrat <text:span text:style-name="T56">–</text:span> Hašavah</text:p>
      <text:p text:style-name="P52">Neviditelnost – Ij ryjut</text:p>
      <text:p text:style-name="P41">Očarování – <text:span text:style-name="T33">Kesem</text:span></text:p>
      <text:p text:style-name="P42">Oblouk – Kešet</text:p>
      <text:p text:style-name="P11">Oheň – <text:span text:style-name="T20">Eš</text:span></text:p>
      <text:p text:style-name="P12">Ochrana – <text:span text:style-name="T32">Haganah</text:span></text:p>
      <text:p text:style-name="P71">Oko – Ajin</text:p>
      <text:p text:style-name="P63"><text:soft-page-break/>Otevřít – Patach</text:p>
      <text:p text:style-name="P63"><text:span text:style-name="T60">Otevřený </text:span>– <text:span text:style-name="T60">Patucha</text:span></text:p>
      <text:p text:style-name="P58">Oslnivý – Misanver</text:p>
      <text:p text:style-name="P66">Pamatuj – Zakhar</text:p>
      <text:p text:style-name="P74">Paralýza – Šituk</text:p>
      <text:p text:style-name="P86">Past – Peh</text:p>
      <text:p text:style-name="P31">Paže – Zroa</text:p>
      <text:p text:style-name="P22">Pád – Mapal</text:p>
      <text:p text:style-name="P35">Pes – Naval</text:p>
      <text:p text:style-name="P128">Podoba – Chazut</text:p>
      <text:p text:style-name="P129">Poklad <text:span text:style-name="T55">– </text:span>Otzar</text:p>
      <text:p text:style-name="P82">Pomalý – <text:span text:style-name="T21">Itij</text:span></text:p>
      <text:p text:style-name="P104">Portál <text:span text:style-name="T55">–</text:span> Šár</text:p>
      <text:p text:style-name="P103">Proměna – <text:span text:style-name="T54">Šinah</text:span></text:p>
      <text:p text:style-name="P83">Proti (předpona) – Neged</text:p>
      <text:p text:style-name="P99">Prostor – Chalal</text:p>
      <text:p text:style-name="P64">Přenos – <text:span text:style-name="T18">Hávarah</text:span></text:p>
      <text:p text:style-name="P77">Přelud – Ašlajah</text:p>
      <text:p text:style-name="P65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2"><text:soft-page-break/>Ru<text:span text:style-name="T3">ka</text:span> – <text:span text:style-name="T28">Jad</text:span></text:p>
      <text:p text:style-name="P54">Runa – Ot</text:p>
      <text:p text:style-name="P57">Runy – Otim</text:p>
      <text:p text:style-name="P12">Rukavice – <text:span text:style-name="T29">Kfafa</text:span></text:p>
      <text:p text:style-name="P9">Řád – <text:span text:style-name="T23">Mištar</text:span></text:p>
      <text:p text:style-name="P130">Silný – Chazak</text:p>
      <text:p text:style-name="P129">Skrýt <text:span text:style-name="T55">–</text:span> Histir</text:p>
      <text:p text:style-name="P49">Sliz – Refeš</text:p>
      <text:p text:style-name="P101">Sledování - Gišuš</text:p>
      <text:p text:style-name="P110">Sluha – Mešaret</text:p>
      <text:p text:style-name="P112">Slunce <text:span text:style-name="T58">–</text:span> Šemeš</text:p>
      <text:p text:style-name="P111">Sluneční světlo – Ór šemeš</text:p>
      <text:p text:style-name="P94">Smrt – Mavet</text:p>
      <text:p text:style-name="P33">Sochař - Pasal</text:p>
      <text:p text:style-name="P69"><text:span text:style-name="T8">S</text:span>oustředit – </text:p>
      <text:p text:style-name="P70">Spánek - Šenah</text:p>
      <text:p text:style-name="P144">Srst – </text:p>
      <text:p text:style-name="P145">Stěna<text:span text:style-name="T63"> – </text:span>Chomach</text:p>
      <text:p text:style-name="P35">Strážce – Haganah</text:p>
      <text:p text:style-name="P142">Střela – Týl</text:p>
      <text:p text:style-name="P143">Stvořit – <text:s/><text:span text:style-name="T48">Jatzar</text:span></text:p>
      <text:p text:style-name="P51"><text:soft-page-break/>Sugesce – Hašáh</text:p>
      <text:p text:style-name="P46">Světlo – <text:span text:style-name="T21">Ór</text:span></text:p>
      <text:p text:style-name="P44">Štít – Magen</text:p>
      <text:p text:style-name="P81">Ticho – Šeket</text:p>
      <text:p text:style-name="P108">Tlampač – Ramkol</text:p>
      <text:p text:style-name="P109">Temnota <text:span text:style-name="T57">–</text:span> Chošek</text:p>
      <text:p text:style-name="P97">Tento, tyto – <text:span text:style-name="T22">Hazat</text:span></text:p>
      <text:p text:style-name="P98">Torna – Sak</text:p>
      <text:p text:style-name="P62">Truhla – Tevah</text:p>
      <text:p text:style-name="P75">Tříšť – Ketim</text:p>
      <text:p text:style-name="P125">Tvář – Panim</text:p>
      <text:p text:style-name="P134">Uvnitř <text:span text:style-name="T55">– </text:span>Pnima</text:p>
      <text:p text:style-name="P89">Úder – Nagaf</text:p>
      <text:p text:style-name="P75">Úlomek – Keta</text:p>
      <text:p text:style-name="P35">Věrný – Medujak</text:p>
      <text:p text:style-name="P91">Vize – Chazon</text:p>
      <text:p text:style-name="P67">Zapomeň – Šakhah</text:p>
      <text:p text:style-name="P58">Zář – Lehavah</text:p>
      <text:p text:style-name="P45">Zdroj – Makor</text:p>
      <text:p text:style-name="P53">Zbroj – <text:span text:style-name="T53">Š</text:span>irion</text:p>
      <text:p text:style-name="P90">Změna – Šinah</text:p>
      <text:p text:style-name="P60"><text:soft-page-break/><text:span text:style-name="T50">Zranění – Pe</text:span><text:span text:style-name="T44">t</text:span><text:span text:style-name="T45">z</text:span><text:span text:style-name="T50">a</text:span></text:p>
      <text:p text:style-name="P85">Zlomit – Šavar</text:p>
      <text:p text:style-name="P78">Zvuk – Kol</text:p>
      <text:p text:style-name="P117">Žár – Lahat</text:p>
      <text:p text:style-name="P118">Žíravina <text:span text:style-name="T37">–</text:span> Chomel</text:p>
      <text:h text:style-name="Heading_20_1" text:outline-level="1">Formule</text:h>
      <text:p text:style-name="P19">Ohnivá <text:span text:style-name="T15">střela – Eš (oheň) týl (střela)</text:span></text:p>
      <text:p text:style-name="P21">Kulový blesk –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21">Světlo: <text:span text:style-name="T21">Ór</text:span><text:span text:style-name="T13"> (light)</text:span></text:p>
      <text:p text:style-name="P21">Uzdrav zranění: <text:span text:style-name="T33">Efel (heal) petza (wound) </text:span></text:p>
      <text:p text:style-name="P17">Výboj (to je nejspíš černý blesk, ale whatever): <text:span text:style-name="T19">Šichrur</text:span></text:p>
      <text:p text:style-name="P16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3">Lektvar regenerace – Visidiría brahen</text:p>
      <text:p text:style-name="P13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40" text:outline-level="1">Očarování</text:h>
      <text:p text:style-name="P24">Nechť tyto rukavice soustředí sílu blesku – <text:span text:style-name="T7">Ade bal belen tlana penen svůš</text:span></text:p>
      <text:h text:style-name="Heading_20_1" text:outline-level="1">Města</text:h>
      <text:p text:style-name="P25">Mištar (Řád) – hlavní město elfských říší <text:span text:style-name="T26">(původně Alondar)</text:span>.</text:p>
      <text:h text:style-name="Heading_20_1" text:outline-level="1">Elfská jména</text:h>
      <text:p text:style-name="P32">Chazak Zroa (silná paže)</text:p>
      <text:p text:style-name="P26"/>
      <text:p text:style-name="P26">Glandir (šlechtic, pán pohraniční tvrze)</text:p>
      <text:p text:style-name="P26">Ardanus (mistr duševní magie, později velmistr laboratoře)</text:p>
      <text:p text:style-name="P27">Ankert (mistr sochař)</text:p>
      <text:p text:style-name="P26">Vilinar (velitel vojsk krále Arkadara)</text:p>
      <text:p text:style-name="P26">Arkadar (král)</text:p>
      <text:p text:style-name="P28">Baholar (velmistr sochařského kolegia)</text:p>
      <text:p text:style-name="P29">Tianas (vůdc výpravy elfů do Opuštěné pevnosti) <text:span text:style-name="T27">(to asi může zůstat, nemusí mít staroeflské jméno)</text:span></text:p>
      <text:p text:style-name="P30">Leandor <text:span text:style-name="T27">(to asi může zůstat, nemusí mít staroeflské jméno)</text:span></text:p>
      <text:p text:style-name="P135">Ailara <text:span text:style-name="T27">(to asi může zůstat, nemusí mít staroeflské jméno)</text:span></text:p>
      <text:h text:style-name="Heading_20_3" text:outline-level="3">Poklad se skrývá v dračím doupěti</text:h>
      <text:p text:style-name="Text_20_body">otza - poklad</text:p>
      <text:p text:style-name="Text_20_body">histir – skrýt</text:p>
      <text:p text:style-name="P138">pnima - uvnitř</text:p>
      <text:p text:style-name="Text_20_body">miršát - drak</text:p>
      <text:p text:style-name="Text_20_body">murah – doupě</text:p>
      <text:p text:style-name="P136">Otza histir pnima miršát murah.</text:p>
      <text:p text:style-name="P137"><text:soft-page-break/>Otza histir pnima mir<text:span text:style-name="T62">shaa</text:span>t mura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2-10T23:04:26.348000000</dc:date>
    <meta:print-date>2113-01-01T00:00:00</meta:print-date>
    <meta:editing-cycles>10906</meta:editing-cycles>
    <meta:editing-duration>P33DT5H24M41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15" meta:paragraph-count="195" meta:word-count="606" meta:character-count="4272" meta:non-whitespace-character-count="3704"/>
  </office:meta>
</office:document-meta>
</file>